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E1400001428372A857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1" svg:font-family="'Segoe UI'"/>
    <style:font-face style:name="Times New Roman1" svg:font-family="'Times New Roman', serif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name-complex="Times New Roman2" style:font-size-complex="14pt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end" style:justify-single-word="false"/>
    </style:style>
    <style:style style:name="P6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8" style:family="paragraph" style:parent-style-name="Normal_20__28_Web_29_">
      <style:paragraph-properties fo:margin-left="1.251cm" fo:margin-right="0cm" fo:margin-top="0.176cm" fo:margin-bottom="0cm" fo:line-height="150%" fo:text-indent="1.251cm" style:auto-text-indent="false"/>
      <style:text-properties fo:color="#000000" fo:font-size="14pt" style:font-size-asian="14pt" style:font-size-complex="14pt"/>
    </style:style>
    <style:style style:name="P9" style:family="paragraph" style:parent-style-name="Normal_20__28_Web_29_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fo:font-size="14pt" style:font-size-asian="14pt" style:font-size-complex="14pt"/>
    </style:style>
    <style:style style:name="P10" style:family="paragraph" style:parent-style-name="Normal_20__28_Web_29_">
      <style:paragraph-properties fo:margin-left="1.251cm" fo:margin-right="0cm" fo:margin-top="0.176cm" fo:margin-bottom="0cm" fo:line-height="150%" fo:text-align="justify" style:justify-single-word="false" fo:text-indent="1.247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normal" style:font-size-asian="14pt" style:font-weight-asian="normal" style:font-name-complex="Times New Roman2" style:font-size-complex="14pt" style:font-weight-complex="normal"/>
    </style:style>
    <style:style style:name="P13" style:family="paragraph" style:parent-style-name="Standard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49cm" style:auto-text-indent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2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17" style:family="paragraph" style:parent-style-name="Standard">
      <style:paragraph-properties fo:margin-left="2.498cm" fo:margin-right="0cm" fo:line-height="150%" fo:text-align="justify" style:justify-single-word="false" fo:text-indent="1.249cm" style:auto-text-indent="false"/>
      <style:text-properties fo:color="#000000" style:font-name="Times New Roman" fo:font-size="14pt" style:font-size-asian="14pt" style:font-name-complex="Times New Roman2" style:font-size-complex="14pt"/>
    </style:style>
    <style:style style:name="P18" style:family="paragraph" style:parent-style-name="Standard">
      <style:paragraph-properties fo:line-height="150%"/>
      <style:text-properties fo:color="#000000" style:font-name="Times New Roman" fo:font-size="14pt" style:font-size-asian="14pt" style:font-name-complex="Times New Roman2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name-complex="Times New Roman2" style:font-size-complex="14pt"/>
    </style:style>
    <style:style style:name="P20" style:family="paragraph" style:parent-style-name="Standard">
      <style:paragraph-properties fo:line-height="150%" fo:text-align="end" style:justify-single-word="false"/>
      <style:text-properties fo:color="#000000" style:font-name="Times New Roman" fo:font-size="14pt" style:font-size-asian="14pt" style:font-name-complex="Times New Roman2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22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P23" style:family="paragraph" style:parent-style-name="Standard" style:list-style-name="">
      <style:paragraph-properties style:text-autospace="none"/>
      <style:text-properties fo:color="#000000" style:font-name="Courier New1" fo:font-size="9pt" style:font-name-asian="Consolas1" style:font-size-asian="9pt" style:font-name-complex="Consolas1" style:font-size-complex="9pt"/>
    </style:style>
    <style:style style:name="P24" style:family="paragraph" style:parent-style-name="Standard">
      <style:paragraph-properties fo:line-height="150%" fo:text-align="justify" style:justify-single-word="false"/>
    </style:style>
    <style:style style:name="P25" style:family="paragraph" style:parent-style-name="Standard" style:list-style-name="">
      <style:paragraph-properties style:text-autospace="none"/>
      <style:text-properties style:font-name="Courier New1" fo:font-size="9pt" style:font-size-asian="9pt" style:font-size-complex="9pt"/>
    </style:style>
    <style:style style:name="P26" style:family="paragraph" style:parent-style-name="Standard">
      <style:paragraph-properties fo:line-height="150%"/>
      <style:text-properties style:font-name="Courier New1" fo:font-size="9pt" style:font-size-asian="9pt" style:font-size-complex="9pt"/>
    </style:style>
    <style:style style:name="P27" style:family="paragraph" style:parent-style-name="Normal_20__28_Web_29_" style:master-page-name="Standard">
      <style:paragraph-properties fo:margin-left="1.251cm" fo:margin-right="0cm" fo:margin-top="0.176cm" fo:margin-bottom="0cm" fo:line-height="150%" fo:text-align="center" style:justify-single-word="false" fo:text-indent="0cm" style:auto-text-indent="false" style:page-number="auto"/>
      <style:text-properties fo:color="#000000" fo:font-size="14pt" style:font-size-asian="14pt" style:font-size-complex="14pt"/>
    </style:style>
    <style:style style:name="P28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/>
    </style:style>
    <style:style style:name="P29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 style:font-weight-complex="bold"/>
    </style:style>
    <style:style style:name="P30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31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32" style:family="paragraph" style:parent-style-name="Normal_20__28_Web_29_">
      <style:paragraph-properties fo:margin-left="1.251cm" fo:margin-right="0cm" fo:margin-top="0.176cm" fo:margin-bottom="0cm" fo:line-height="150%" fo:text-indent="1.251cm" style:auto-text-indent="false"/>
      <style:text-properties fo:color="#000000" fo:font-size="14pt" style:font-size-asian="14pt" style:font-size-complex="14pt"/>
    </style:style>
    <style:style style:name="P33" style:family="paragraph" style:parent-style-name="Normal_20__28_Web_29_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fo:font-size="14pt" style:font-size-asian="14pt" style:font-size-complex="14pt"/>
    </style:style>
    <style:style style:name="P34" style:family="paragraph" style:parent-style-name="List_20_Paragraph">
      <style:paragraph-properties fo:margin-left="1.251cm" fo:margin-right="0cm" fo:line-height="150%" fo:text-align="justify" style:justify-single-word="false" fo:text-indent="1.247cm" style:auto-text-indent="false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4pt" style:font-size-asian="14pt" style:font-name-complex="Times New Roman2" style:font-size-complex="14pt"/>
    </style:style>
    <style:style style:name="T3" style:family="text"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T4" style:family="text">
      <style:text-properties fo:color="#000000" style:font-name="Times New Roman" fo:font-size="14pt" fo:font-style="italic" style:font-size-asian="14pt" style:font-style-asian="italic" style:font-name-complex="Times New Roman2" style:font-size-complex="14pt"/>
    </style:style>
    <style:style style:name="T5" style:family="text"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2" style:font-size-complex="14pt"/>
    </style:style>
    <style:style style:name="T6" style:family="text">
      <style:text-properties fo:color="#000000" style:font-name="Times New Roman" fo:font-size="14pt" fo:language="en" fo:country="US" fo:font-style="italic" style:text-underline-style="solid" style:text-underline-width="auto" style:text-underline-color="font-color" style:font-size-asian="14pt" style:font-style-asian="italic" style:font-name-complex="Times New Roman2" style:font-size-complex="14pt"/>
    </style:style>
    <style:style style:name="T7" style:family="text">
      <style:text-properties fo:color="#000000" style:font-name="Times New Roman" fo:font-size="14pt" fo:language="ru" fo:country="RU" style:font-size-asian="14pt" style:font-name-complex="Times New Roman2" style:font-size-complex="14pt"/>
    </style:style>
    <style:style style:name="T8" style:family="text">
      <style:text-properties fo:color="#000000" style:font-name="Times New Roman" fo:font-size="14pt" fo:language="ru" fo:country="RU" fo:font-weight="bold" style:font-size-asian="14pt" style:font-weight-asian="bold" style:font-name-complex="Times New Roman2" style:font-size-complex="14pt"/>
    </style:style>
    <style:style style:name="T9" style:family="text">
      <style:text-properties fo:color="#000000" style:font-name="Times New Roman" fo:font-size="14pt" fo:language="ru" fo:country="RU" style:font-name-asian="Consolas1" style:font-size-asian="14pt" style:font-name-complex="Times New Roman2" style:font-size-complex="14pt"/>
    </style:style>
    <style:style style:name="T10" style:family="text">
      <style:text-properties fo:color="#000000" style:font-name="Consolas" fo:font-size="9.5pt" style:font-size-asian="9.5pt" style:font-name-complex="Consolas2" style:font-size-complex="9.5pt"/>
    </style:style>
    <style:style style:name="T11" style:family="text">
      <style:text-properties fo:color="#000000" fo:language="en" fo:country="US"/>
    </style:style>
    <style:style style:name="T12" style:family="text">
      <style:text-properties fo:color="#000000" fo:language="en" fo:country="US" style:font-name-asian="Consolas1" style:font-name-complex="Consolas1"/>
    </style:style>
    <style:style style:name="T13" style:family="text">
      <style:text-properties fo:color="#000000" style:font-name-asian="Consolas1" style:font-name-complex="Consolas1"/>
    </style:style>
    <style:style style:name="T14" style:family="text">
      <style:text-properties fo:color="#000000" style:font-name="Times New Roman"/>
    </style:style>
    <style:style style:name="T15" style:family="text">
      <style:text-properties fo:color="#000000" style:font-name="Times New Roman" fo:font-size="14pt" fo:font-style="normal" style:font-size-asian="14pt" style:font-style-asian="normal" style:font-name-complex="Times New Roman2" style:font-size-complex="14pt" style:font-style-complex="normal"/>
    </style:style>
    <style:style style:name="T16" style:family="text">
      <style:text-properties fo:color="#000000" style:font-name="Times New Roman" fo:font-size="14pt" fo:language="ru" fo:country="RU" style:font-name-asian="Consolas1" style:font-size-asian="14pt" style:font-name-complex="Consolas1" style:font-size-complex="14pt"/>
    </style:style>
    <style:style style:name="T17" style:family="text">
      <style:text-properties fo:color="#000000" style:font-name="Times New Roman" fo:font-size="14pt" fo:language="en" fo:country="US" style:font-name-asian="Consolas1" style:font-size-asian="14pt" style:font-name-complex="Consolas1" style:font-size-complex="14pt"/>
    </style:style>
    <style:style style:name="T18" style:family="text">
      <style:text-properties fo:language="en" fo:country="US"/>
    </style:style>
    <style:style style:name="T19" style:family="text">
      <style:text-properties fo:color="#0000ff" style:font-name-asian="Consolas1" style:font-name-complex="Consolas1"/>
    </style:style>
    <style:style style:name="T20" style:family="text">
      <style:text-properties fo:color="#0000ff" style:font-name="Times New Roman" fo:font-size="14pt" fo:language="en" fo:country="US" style:font-name-asian="Consolas1" style:font-size-asian="14pt" style:font-name-complex="Consolas1" style:font-size-complex="14pt"/>
    </style:style>
    <style:style style:name="T21" style:family="text">
      <style:text-properties fo:color="#2b91af" style:font-name-asian="Consolas1" style:font-name-complex="Consolas1"/>
    </style:style>
    <style:style style:name="T22" style:family="text">
      <style:text-properties fo:color="#a31515" style:font-name-asian="Consolas1" style:font-name-complex="Consolas1"/>
    </style:style>
    <style:style style:name="T23" style:family="text">
      <style:text-properties fo:color="#a31515" style:font-name="Times New Roman" fo:font-size="14pt" fo:language="ru" fo:country="RU" style:font-name-asian="Consolas1" style:font-size-asian="14pt" style:font-name-complex="Consolas1" style:font-size-complex="14pt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language="en" fo:country="US"/>
    </style:style>
    <style:style style:name="T26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ИНОБРНАУКИ РОССИИ </text:p>
      <text:p text:style-name="P6">Федеральное государственное бюджетное образовательное учреждение </text:p>
      <text:p text:style-name="P6">высшего образования «Тульский государственный университет» </text:p>
      <text:p text:style-name="P6">Кафедра вычислительной техники </text:p>
      <text:p text:style-name="P6"/>
      <text:p text:style-name="P6">Отчет по лабораторной работе №2</text:p>
      <text:p text:style-name="P13"><text:bookmark text:name="_Toc18424203"/><text:span text:style-name="T24">Визуальное проектирование программ в среде </text:span><text:span text:style-name="T25">VisualStudio</text:span><text:span text:style-name="T24"> . Основные компоненты. С</text:span><text:span text:style-name="T25">#</text:span></text:p>
      <text:p text:style-name="P31"/>
      <text:p text:style-name="P29"/>
      <text:p text:style-name="P9">Выполнил студент группы 220682</text:p>
      <text:p text:style-name="P9">Гришанов Александр Александрович</text:p>
      <text:p text:style-name="P9"/>
      <text:p text:style-name="P9">Проверил:</text:p>
      <text:p text:style-name="P7">Доц. Афанасьева Светлана Михайловна</text:p>
      <text:p text:style-name="P9"/>
      <text:p text:style-name="P8"/>
      <text:p text:style-name="P8"/>
      <text:p text:style-name="P8"/>
      <text:p text:style-name="P8"><text:s text:c="2"/></text:p>
      <text:p text:style-name="P6"/>
      <text:p text:style-name="P6"/>
      <text:p text:style-name="P6"/>
      <text:p text:style-name="P6"/>
      <text:p text:style-name="P6">Тула 2019</text:p>
      <text:p text:style-name="P30"><text:soft-page-break/>1. Цель работы</text:p>
      <text:p text:style-name="P10"><text:span text:style-name="T14">Освоение основных компонент визуального проектирования приложения.</text:span><text:span text:style-name="T1"> </text:span><text:span text:style-name="T11">C#.</text:span></text:p>
      <text:p text:style-name="P11">2. Теоретическая справка</text:p>
      <text:p text:style-name="P12"><text:tab/>Для создания элементов используется Панель элементов, находящаяся во вкладке Вид <text:span text:style-name="T18">&gt; </text:span>Панель элементов.</text:p>
      <text:p text:style-name="P12"><text:tab/>Код для редактирования события клика объекта открывается двойным нажатием по нему.</text:p>
      <text:p text:style-name="P14">3. Задания</text:p>
      <text:p text:style-name="P15">3.1 Задания:</text:p>
      <text:p text:style-name="P34"><text:span text:style-name="T4">Задание 1: </text:span><text:span text:style-name="T15">Создать приложение, которое имеет окно формы с одной кнопкой и на котором нарисована линия.</text:span><text:span text:style-name="T4"> </text:span></text:p>
      <text:p text:style-name="P1"><text:span text:style-name="T5">3.</text:span><text:span text:style-name="T6">2</text:span><text:span text:style-name="T5"> Алгоритмы:</text:span></text:p>
      <text:p text:style-name="P1"><text:span text:style-name="T2"><text:tab/></text:span><text:span text:style-name="T7">Вызов уведомления производится методом </text:span><text:span text:style-name="T16">MessageBox.Show</text:span><text:span text:style-name="T9">(</text:span><text:span text:style-name="T23">"Внутри"</text:span><text:span text:style-name="T16">,</text:span><text:span text:style-name="T17"> </text:span><text:span text:style-name="T23">"Надпись на окне"</text:span><text:span text:style-name="T16">,</text:span><text:span text:style-name="T17"> MessageBoxButtons.OK, MessageBoxIcon.Question, MessageBoxDefaultButton.Button1, MessageBoxOptions.DefaultDesktopOnly</text:span><text:span text:style-name="T9">);</text:span></text:p>
      <text:p text:style-name="P1"><text:span text:style-name="T9"><text:tab/>Для отрисовки линии используется класс </text:span><text:span text:style-name="T16">Graphics, CreateGraphics, метод </text:span><text:span text:style-name="T17">DrawLine(</text:span><text:span text:style-name="T20">new</text:span><text:span text:style-name="T17"> Pen(Color.Red), 0, 0, 300, 170), </text:span><text:span text:style-name="T16">объект класса </text:span><text:span text:style-name="T17">Pen, </text:span><text:span text:style-name="T16">с указанием цвета, начальных координат и конечных отрисовки линий.</text:span></text:p>
      <text:p text:style-name="P3"><text:span text:style-name="T2"><text:tab/></text:span><text:span text:style-name="T5">3.3 Тестирование:</text:span></text:p>
      <text:p text:style-name="P3"><text:span text:style-name="T2"><text:tab/><text:tab/></text:span><text:span text:style-name="T4">3.3.1 Тестирование программы для задачи 1</text:span></text:p>
      <text:p text:style-name="P17">Работает исправно - <text:span text:style-name="T26">при нажатии на кнопку отрисовывается линия, появляется окно</text:span>.</text:p>
      <text:p text:style-name="P2"><text:tab/></text:p>
      <text:p text:style-name="P21"><text:soft-page-break/>Список литературы</text:p>
      <text:p text:style-name="P3"><text:span text:style-name="T2">1. METANIT.COM. C#/.NET (Электронный ресурс) – Режим доступа: </text:span><text:a xlink:type="simple" xlink:href="https://metanit.com/sharp/" text:style-name="Internet_20_link" text:visited-style-name="Visited_20_Internet_20_Link">https://metanit.com/sharp/</text:a><text:span text:style-name="T2">;</text:span></text:p>
      <text:p text:style-name="P2">2. Методические указания к лабораторным работам(Электронное пособие).</text:p>
      <text:p text:style-name="P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Приложения</text:p>
      <text:p text:style-name="P20">Приложение 1.1 </text:p>
      <text:p text:style-name="P18">Исходный код задания 1</text:p>
      <text:p text:style-name="P26"><text:span text:style-name="T19">using</text:span><text:span text:style-name="T13"> System;</text:span><text:span text:style-name="T19">using</text:span><text:span text:style-name="T13"> System.Drawing;</text:span><text:span text:style-name="T19">using</text:span><text:span text:style-name="T13"> System.Windows.Forms;</text:span></text:p>
      <text:p text:style-name="P25"><text:span text:style-name="T19">namespace</text:span><text:span text:style-name="T13"> lab1{</text:span></text:p>
      <text:p text:style-name="P25"><text:span text:style-name="T13"><text:s text:c="4"/></text:span><text:span text:style-name="T19">public</text:span><text:span text:style-name="T13"> </text:span><text:span text:style-name="T19">partial</text:span><text:span text:style-name="T13"> </text:span><text:span text:style-name="T19">class</text:span><text:span text:style-name="T13"> </text:span><text:span text:style-name="T21">Form1</text:span><text:span text:style-name="T13"> : Form <text:s text:c="3"/>{</text:span></text:p>
      <text:p text:style-name="P25"><text:span text:style-name="T13"><text:s text:c="8"/></text:span><text:span text:style-name="T19">public</text:span><text:span text:style-name="T13"> </text:span><text:span text:style-name="T21">Form1</text:span><text:span text:style-name="T13">() <text:s text:c="7"/>{</text:span></text:p>
      <text:p text:style-name="P23"><text:s text:c="12"/>InitializeComponent(); <text:s text:c="7"/>}</text:p>
      <text:p text:style-name="P25"><text:span text:style-name="T13"><text:s text:c="8"/></text:span><text:span text:style-name="T19">private</text:span><text:span text:style-name="T13"> </text:span><text:span text:style-name="T19">void</text:span><text:span text:style-name="T13"> Button1_Click(</text:span><text:span text:style-name="T19">object</text:span><text:span text:style-name="T13"> sender, EventArgs e) <text:s text:c="7"/>{</text:span></text:p>
      <text:p text:style-name="P25"><text:span text:style-name="T13"><text:s text:c="12"/>Graphics g = </text:span><text:span text:style-name="T19">this</text:span><text:span text:style-name="T13">.CreateGraphics();</text:span></text:p>
      <text:p text:style-name="P25"><text:span text:style-name="T13"><text:s text:c="12"/>g.DrawLine(</text:span><text:span text:style-name="T19">new</text:span><text:span text:style-name="T13"> Pen(Color.Red), 0, 0, 300, 170);</text:span></text:p>
      <text:p text:style-name="P25"><text:span text:style-name="T13"><text:s text:c="12"/>MessageBox.Show(</text:span><text:span text:style-name="T22">"Test 1"</text:span><text:span text:style-name="T13">, </text:span><text:span text:style-name="T22">"Test 2"</text:span><text:span text:style-name="T13">, MessageBoxButtons.OK, MessageBoxIcon.Question, MessageBoxDefaultButton.Button1, MessageBoxOptions.DefaultDesktopOnly);</text:span><text:span text:style-name="T12">}}}</text:span></text:p>
      <text:p text:style-name="P20">Приложение 1.2</text:p>
      <text:p text:style-name="P18">Тест задания 1</text:p>
      <text:p text:style-name="P18"><draw:frame draw:style-name="fr1" draw:name="Графический объект1" text:anchor-type="paragraph" svg:width="7.699cm" svg:height="5.159cm" draw:z-index="0"><draw:image xlink:href="Pictures/2000000700001E1400001428372A857C.svm" xlink:type="simple" xlink:show="embed" xlink:actuate="onLoad"/></draw:frame></text:p>
      <text:p text:style-name="P20"/>
      <text:p text:style-name="P20"/>
      <text:p text:style-name="P20"/>
      <text:p text:style-name="P20"/>
      <text:p text:style-name="P5"><text:span text:style-name="T10"><text:s text:c="12"/></text:span></text:p>
      <text:p text:style-name="P4"><text:span text:style-name="T8">З</text:span><text:span text:style-name="T3">адание на защиту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1" svg:font-family="'Segoe UI'"/>
    <style:font-face style:name="Times New Roman1" svg:font-family="'Times New Roman', serif"/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2" style:font-size-asian="10pt" style:font-name-complex="Courier New2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2" style:font-size-complex="9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Times New Roman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</meta:initial-creator>
    <meta:editing-cycles>181</meta:editing-cycles>
    <meta:print-date>2019-02-25T16:45:00</meta:print-date>
    <meta:creation-date>2019-04-02T15:10:00</meta:creation-date>
    <dc:date>2019-09-15T19:35:57.98</dc:date>
    <meta:editing-duration>PT3H22M27S</meta:editing-duration>
    <meta:generator>OpenOffice/4.1.6$Win32 OpenOffice.org_project/416m1$Build-9790</meta:generator>
    <meta:document-statistic meta:table-count="0" meta:image-count="1" meta:object-count="0" meta:page-count="4" meta:paragraph-count="46" meta:word-count="236" meta:character-count="21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